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e6e6e6" draw:textarea-horizontal-align="justify" draw:textarea-vertical-align="middle" draw:auto-grow-height="true" fo:min-height="0cm" fo:min-width="0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Line_20_Style_20_1" svg:stroke-width="0.05cm" svg:stroke-color="#000000" draw:fill="none" draw:textarea-horizontal-align="justify" draw:textarea-vertical-align="middle" draw:auto-grow-height="false" fo:min-height="16.3cm" fo:min-width="7.85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e6e6e6" draw:textarea-horizontal-align="justify" draw:textarea-vertical-align="middle" draw:auto-grow-height="tru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Line_20_Style_20_1" svg:stroke-width="0.05cm" svg:stroke-color="#000000" draw:fill="none" draw:textarea-horizontal-align="justify" draw:textarea-vertical-align="middle" draw:auto-grow-height="false" fo:min-height="16.3cm" fo:min-width="6.45cm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7cm" svg:height="1.012cm" svg:x="4.23cm" svg:y="7.3cm">
          <text:p text:style-name="P1">Testbed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203cm" svg:height="1.012cm" svg:x="4.528cm" svg:y="15.088cm">
          <text:p text:style-name="P1">Radio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272cm" svg:height="1.012cm" svg:x="2.928cm" svg:y="4.5cm">
          <text:p text:style-name="P1">SpectrumSenso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615cm" svg:y1="8.312cm" svg:x2="5.629cm" svg:y2="15.088cm" draw:start-shape="id1" draw:start-glue-point="2" draw:end-shape="id2" draw:end-glue-point="0" svg:d="M5615 8312l14 6776" svg:viewBox="0 0 15 6777">
          <text:p/>
        </draw:connector>
        <draw:connector draw:style-name="gr2" draw:text-style-name="P1" draw:layer="layout" draw:type="line" svg:x1="5.615cm" svg:y1="7.3cm" svg:x2="5.564cm" svg:y2="5.512cm" draw:start-shape="id1" draw:start-glue-point="0" draw:end-shape="id3" draw:end-glue-point="2" svg:d="M5615 7300l-51-1788" svg:viewBox="0 0 52 1789">
          <text:p/>
        </draw:connector>
        <draw:custom-shape draw:style-name="gr1" draw:text-style-name="P1" xml:id="id13" draw:id="id13" draw:layer="layout" svg:width="5.022cm" svg:height="1.012cm" svg:x="10.4cm" svg:y="2.588cm">
          <text:p text:style-name="P1">GameController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279cm" svg:height="1.012cm" svg:x="11.721cm" svg:y="5.588cm">
          <text:p text:style-name="P1">Gam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05cm" svg:height="1.012cm" svg:x="23.35cm" svg:y="7.4cm">
          <text:p text:style-name="P1">Sandbox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446cm" svg:height="1.012cm" svg:x="22.154cm" svg:y="11.788cm">
          <text:p text:style-name="P1">SandboxInstance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845cm" svg:height="1.012cm" svg:x="22.355cm" svg:y="9.4cm">
          <text:p text:style-name="P1">SandboxPlay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4.875cm" svg:y1="8.412cm" svg:x2="24.777cm" svg:y2="9.4cm" draw:start-shape="id4" draw:start-glue-point="2" draw:end-shape="id5" svg:d="M24875 8412l-98 988" svg:viewBox="0 0 99 989">
          <text:p/>
        </draw:connector>
        <draw:connector draw:style-name="gr2" draw:text-style-name="P1" draw:layer="layout" draw:type="line" svg:x1="24.777cm" svg:y1="10.412cm" svg:x2="24.877cm" svg:y2="11.788cm" draw:start-shape="id5" draw:start-glue-point="2" draw:end-shape="id6" draw:end-glue-point="0" svg:d="M24777 10412l100 1376" svg:viewBox="0 0 101 1377">
          <text:p/>
        </draw:connector>
        <draw:custom-shape draw:style-name="gr1" draw:text-style-name="P1" xml:id="id7" draw:id="id7" draw:layer="layout" svg:width="3.837cm" svg:height="1.012cm" svg:x="23cm" svg:y="15.2cm">
          <text:p text:style-name="P1">Transceiv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4.877cm" svg:y1="12.8cm" svg:x2="24.918cm" svg:y2="15.2cm" draw:start-shape="id6" draw:start-glue-point="2" draw:end-shape="id7" draw:end-glue-point="0" svg:d="M24877 12800l41 2400" svg:viewBox="0 0 42 2401">
          <text:p/>
        </draw:connector>
        <draw:connector draw:style-name="gr2" draw:text-style-name="P1" draw:layer="layout" draw:type="line" svg:x1="12.86cm" svg:y1="6.6cm" svg:x2="7cm" svg:y2="7.806cm" draw:start-shape="id8" draw:start-glue-point="2" draw:end-shape="id1" draw:end-glue-point="1" svg:d="M12860 6600l-5860 1206" svg:viewBox="0 0 5861 1207">
          <text:p/>
        </draw:connector>
        <draw:connector draw:style-name="gr2" draw:text-style-name="P1" draw:layer="layout" draw:type="line" svg:x1="12.86cm" svg:y1="6.6cm" svg:x2="23.35cm" svg:y2="7.906cm" draw:start-shape="id8" draw:start-glue-point="2" draw:end-shape="id4" draw:end-glue-point="3" svg:d="M12860 6600l10490 1306" svg:viewBox="0 0 10491 1307">
          <text:p/>
        </draw:connector>
        <draw:connector draw:style-name="gr2" draw:text-style-name="P1" draw:layer="layout" draw:type="line" svg:x1="12.86cm" svg:y1="6.6cm" svg:x2="12.973cm" svg:y2="9.4cm" draw:start-shape="id8" draw:start-glue-point="2" draw:end-shape="id9" draw:end-glue-point="0" svg:d="M12860 6600l113 2800" svg:viewBox="0 0 114 2801">
          <text:p/>
        </draw:connector>
        <draw:custom-shape draw:style-name="gr1" draw:text-style-name="P1" xml:id="id9" draw:id="id9" draw:layer="layout" svg:width="2.347cm" svg:height="1.012cm" svg:x="11.8cm" svg:y="9.4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4.142cm" svg:height="1.012cm" svg:x="16.458cm" svg:y="9.4cm">
          <text:p text:style-name="P1">PlayerResult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743cm" svg:height="1.012cm" svg:x="10.6cm" svg:y="11.6cm">
          <text:p text:style-name="P1">PlayerInstanc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2.973cm" svg:y1="10.412cm" svg:x2="12.971cm" svg:y2="11.6cm" draw:start-shape="id9" draw:start-glue-point="2" draw:end-shape="id10" draw:end-glue-point="0" svg:d="M12973 10412l-2 1188" svg:viewBox="0 0 3 1189">
          <text:p/>
        </draw:connector>
        <draw:custom-shape draw:style-name="gr1" draw:text-style-name="P1" xml:id="id11" draw:id="id11" draw:layer="layout" svg:width="5.484cm" svg:height="1.012cm" svg:x="10.2cm" svg:y="15.188cm">
          <text:p text:style-name="P1">GameRPCServ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2.971cm" svg:y1="12.612cm" svg:x2="12.942cm" svg:y2="15.188cm" draw:start-shape="id10" draw:end-shape="id11" draw:end-glue-point="0" svg:d="M12971 12612l-29 2576" svg:viewBox="0 0 30 2577">
          <text:p/>
        </draw:connector>
        <draw:connector draw:style-name="gr2" draw:text-style-name="P1" draw:layer="layout" draw:type="line" svg:x1="14.147cm" svg:y1="9.906cm" svg:x2="16.458cm" svg:y2="9.906cm" draw:start-shape="id9" draw:start-glue-point="1" draw:end-shape="id12" draw:end-glue-point="3" svg:d="M14147 9906h2311" svg:viewBox="0 0 2312 1">
          <text:p/>
        </draw:connector>
        <draw:connector draw:style-name="gr2" draw:text-style-name="P1" draw:layer="layout" draw:type="line" svg:x1="12.911cm" svg:y1="3.6cm" svg:x2="12.86cm" svg:y2="5.588cm" draw:start-shape="id13" draw:end-shape="id8" draw:end-glue-point="0" svg:d="M12911 3600l-51 1988" svg:viewBox="0 0 52 1989">
          <text:p/>
        </draw:connector>
        <draw:custom-shape draw:style-name="gr1" draw:text-style-name="P1" xml:id="id14" draw:id="id14" draw:layer="layout" svg:width="3.469cm" svg:height="1.012cm" svg:x="3.928cm" svg:y="17.488cm">
          <text:p text:style-name="P1">RadioRaw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629cm" svg:y1="16.1cm" svg:x2="5.662cm" svg:y2="17.488cm" draw:start-shape="id2" draw:start-glue-point="2" draw:end-shape="id14" draw:end-glue-point="0" svg:d="M5629 16100l33 1388" svg:viewBox="0 0 34 1389">
          <text:p/>
        </draw:connector>
        <draw:custom-shape draw:style-name="gr1" draw:text-style-name="P1" xml:id="id15" draw:id="id15" draw:layer="layout" svg:width="3.507cm" svg:height="1.012cm" svg:x="17cm" svg:y="15.2cm">
          <text:p text:style-name="P1">RPCClien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3cm" svg:y1="15.706cm" svg:x2="20.507cm" svg:y2="15.706cm" draw:start-shape="id7" draw:start-glue-point="3" draw:end-shape="id15" svg:d="M23000 15706h-2493" svg:viewBox="0 0 2494 1">
          <text:p/>
        </draw:connector>
        <draw:custom-shape draw:style-name="gr3" draw:text-style-name="P1" draw:layer="layout" svg:width="8.4cm" svg:height="16.6cm" svg:x="1.2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21cm" svg:height="1.012cm" svg:x="1.379cm" svg:y="3.1cm">
          <text:p text:style-name="P1">testbed specific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16.6cm" svg:x="21.4cm" svg:y="2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944cm" svg:height="1.012cm" svg:x="21.669cm" svg:y="3.088cm">
          <text:p text:style-name="P1">sandbox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Line_20_Style_20_1" draw:display-name="Line Style 1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maz Solc</meta:initial-creator>
    <meta:creation-date>2015-06-11T15:21:40.775623931</meta:creation-date>
    <dc:date>2015-06-11T15:45:39.082427483</dc:date>
    <dc:creator>Tomaz Solc</dc:creator>
    <meta:editing-duration>PT8M46S</meta:editing-duration>
    <meta:editing-cycles>1</meta:editing-cycles>
    <meta:document-statistic meta:object-count="33"/>
    <meta:generator>LibreOffice/4.3.4.1$Linux_X86_64 LibreOffice_project/bc356b2f991740509f321d70e4512a6a54c5f243</meta:generator>
  </office:meta>
</office:document-meta>
</file>